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#-------------------</text:p>
          </table:table-cell>
          <table:table-cell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Pin definitions</text:p>
          </table:table-cell>
          <table:table-cell table:number-columns-repeated="6"/>
        </table:table-row>
        <table:table-row table:style-name="ro1">
          <table:table-cell office:value-type="string">
            <text:p>#-------------------</text:p>
          </table:table-cell>
          <table:table-cell table:number-columns-repeated="7"/>
        </table:table-row>
        <table:table-row table:style-name="ro1">
          <table:table-cell office:value-type="string">
            <text:p>#sort group</text:p>
          </table:table-cell>
          <table:table-cell office:value-type="string">
            <text:p>pin label</text:p>
          </table:table-cell>
          <table:table-cell office:value-type="string">
            <text:p>net</text:p>
          </table:table-cell>
          <table:table-cell office:value-type="string">
            <text:p>pin num</text:p>
          </table:table-cell>
          <table:table-cell office:value-type="string">
            <text:p>pin seq</text:p>
          </table:table-cell>
          <table:table-cell office:value-type="string">
            <text:p>pin type</text:p>
          </table:table-cell>
          <table:table-cell office:value-type="string">
            <text:p>pin style</text:p>
          </table:table-cell>
          <table:table-cell office:value-type="string">
            <text:p>pin location</text:p>
          </table:table-cell>
        </table:table-row>
        <table:table-row table:style-name="ro1">
          <table:table-cell office:value-type="string">
            <text:p>GROUP1</text:p>
          </table:table-cell>
          <table:table-cell office:value-type="string">
            <text:p>CP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normal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CP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VCP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VMA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AOUT1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ISENA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AOUT2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BOUT2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ISENB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BOUT1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VMB</text:p>
          </table:table-cell>
          <table:table-cell/>
          <table:table-cell table:number-columns-repeated="2" office:value-type="float" office:value="11">
            <text:p>11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AVREF</text:p>
          </table:table-cell>
          <table:table-cell/>
          <table:table-cell table:number-columns-repeated="2" office:value-type="float" office:value="12">
            <text:p>12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BVREF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GND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GND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nHOME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MODE2</text:p>
          </table:table-cell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MODE1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MODE0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STEP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nENBL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DIR</text:p>
          </table:table-cell>
          <table:table-cell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DECAY</text:p>
          </table:table-cell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nFAULT</text:p>
          </table:table-cell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nSLEEP</text:p>
          </table:table-cell>
          <table:table-cell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nRESET</text:p>
          </table:table-cell>
          <table:table-cell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V3P3OUT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GND</text:p>
          </table:table-cell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d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15.08.2011</text:date>, <text:time>16:4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rnStrap Benutzer</meta:initial-creator>
    <meta:creation-date>2011-08-15T16:25:59</meta:creation-date>
    <dc:date>2011-08-15T16:45:43</dc:date>
    <dc:creator>ZornStrap Benutzer</dc:creator>
    <meta:editing-duration>PT00H04M26S</meta:editing-duration>
    <meta:editing-cycles>1</meta:editing-cycles>
    <meta:document-statistic meta:table-count="3" meta:cell-count="130" meta:object-count="0"/>
    <meta:generator>OpenOffice.org/3.2$Linux OpenOffice.org_project/320m12$Build-9483</meta:generator>
  </office:meta>
</office:document-meta>
</file>